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3" text:outline-level="3">assets/sprites/isometric_hero_and_heroine/*</text:h>
      <text:list text:style-name="L1">
        <text:list-item>
          <text:p text:style-name="P1"><text:span text:style-name="T1">Author:</text:span> Clint Bellanger</text:p>
        </text:list-item>
        <text:list-item>
          <text:p text:style-name="P1"><text:span text:style-name="T2">Source</text:span>: http://opengameart.org/content/isometric-hero-and-heroine</text:p>
        </text:list-item>
        <text:list-item>
          <text:p text:style-name="P1"><text:span text:style-name="T3">License:</text:span> CC-BY 3.0</text:p>
        </text:list-item>
        <text:list-item>
          <text:p text:style-name="P1"><text:span text:style-name="T4">Additional</text:span><text:span text:style-name="T5"> </text:span><text:span text:style-name="T6">credits:</text:span></text:p>
          <text:p text:style-name="P1">Distressed Leather (used in Leather Armor) by D. Sharon Pruitt (CC-BY) http://www.flickr.com/photos/pinksherbet/3005071597/</text:p>
          <text:p text:style-name="P1">A few weapons loosely inspired by Naraphim (CC-BY-SA) http://naraphim.deviantart.com/art/Weapon-Set-Complete-2007-73660253</text:p>
        </text:list-item>
      </text:list>
      <text:h text:style-name="Heading_20_3" text:outline-level="3">assets/sprites/lpc_medieval_fantasy_character_sprites/*</text:h>
      <text:list text:style-name="L2">
        <text:list-item>
          <text:p text:style-name="P2"><text:span text:style-name="T7">Author:</text:span> wulax</text:p>
        </text:list-item>
        <text:list-item>
          <text:p text:style-name="P2"><text:span text:style-name="T8">Source</text:span>: http://opengameart.org/content/lpc-medieval-fantasy-character-sprites</text:p>
        </text:list-item>
        <text:list-item>
          <text:p text:style-name="P2"><text:span text:style-name="T9">License:</text:span> CC-BY SA 3.0, GPL 3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